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36db" officeooo:paragraph-rsid="000536db"/>
    </style:style>
    <style:style style:name="P2" style:family="paragraph" style:parent-style-name="Standard">
      <style:text-properties officeooo:rsid="000536db" officeooo:paragraph-rsid="000b9a28"/>
    </style:style>
    <style:style style:name="P3" style:family="paragraph" style:parent-style-name="Standard">
      <style:text-properties officeooo:rsid="000536db" officeooo:paragraph-rsid="001dd985"/>
    </style:style>
    <style:style style:name="P4" style:family="paragraph" style:parent-style-name="Standard">
      <style:text-properties officeooo:rsid="000536db" officeooo:paragraph-rsid="001f8a8e"/>
    </style:style>
    <style:style style:name="P5" style:family="paragraph" style:parent-style-name="Standard">
      <style:text-properties officeooo:rsid="000536db" officeooo:paragraph-rsid="002151af"/>
    </style:style>
    <style:style style:name="P6" style:family="paragraph" style:parent-style-name="Standard">
      <style:text-properties officeooo:rsid="000536db" officeooo:paragraph-rsid="0027a04b"/>
    </style:style>
    <style:style style:name="P7" style:family="paragraph" style:parent-style-name="Standard">
      <style:text-properties officeooo:rsid="000536db" officeooo:paragraph-rsid="00289c0a"/>
    </style:style>
    <style:style style:name="P8" style:family="paragraph" style:parent-style-name="Standard">
      <style:text-properties officeooo:rsid="000536db" officeooo:paragraph-rsid="002cd070"/>
    </style:style>
    <style:style style:name="P9" style:family="paragraph" style:parent-style-name="Standard">
      <style:text-properties officeooo:rsid="000536db" officeooo:paragraph-rsid="003f415d"/>
    </style:style>
    <style:style style:name="P10" style:family="paragraph" style:parent-style-name="Standard">
      <style:text-properties style:use-window-font-color="true" fo:font-size="18pt" fo:font-weight="bold" officeooo:rsid="000536db" officeooo:paragraph-rsid="000536db" style:font-size-asian="18pt" style:font-weight-asian="bold" style:font-size-complex="18pt" style:font-weight-complex="bold"/>
    </style:style>
    <style:style style:name="P11" style:family="paragraph" style:parent-style-name="Standard">
      <style:text-properties style:use-window-font-color="true" fo:font-size="18pt" fo:font-weight="bold" officeooo:rsid="000536db" officeooo:paragraph-rsid="000b9a28" style:font-size-asian="18pt" style:font-weight-asian="bold" style:font-size-complex="18pt" style:font-weight-complex="bold"/>
    </style:style>
    <style:style style:name="P12" style:family="paragraph" style:parent-style-name="Standard">
      <style:text-properties style:use-window-font-color="true" fo:font-size="18pt" fo:font-weight="bold" officeooo:rsid="000536db" officeooo:paragraph-rsid="000f11f2" style:font-size-asian="18pt" style:font-weight-asian="bold" style:font-size-complex="18pt" style:font-weight-complex="bold"/>
    </style:style>
    <style:style style:name="P13" style:family="paragraph" style:parent-style-name="Standard">
      <style:text-properties style:use-window-font-color="true" fo:font-size="18pt" fo:font-weight="bold" officeooo:rsid="000536db" officeooo:paragraph-rsid="00133c4f" style:font-size-asian="18pt" style:font-weight-asian="bold" style:font-size-complex="18pt" style:font-weight-complex="bold"/>
    </style:style>
    <style:style style:name="P14" style:family="paragraph" style:parent-style-name="Standard">
      <style:text-properties style:use-window-font-color="true" fo:font-size="18pt" fo:font-weight="bold" officeooo:rsid="000536db" officeooo:paragraph-rsid="0037b975" style:font-size-asian="18pt" style:font-weight-asian="bold" style:font-size-complex="18pt" style:font-weight-complex="bold"/>
    </style:style>
    <style:style style:name="P15" style:family="paragraph" style:parent-style-name="Standard">
      <style:text-properties style:use-window-font-color="true" fo:font-size="18pt" fo:font-weight="bold" officeooo:rsid="000536db" officeooo:paragraph-rsid="00456193" fo:background-color="#333333" style:font-size-asian="18pt" style:font-weight-asian="bold" style:font-size-complex="18pt" style:font-weight-complex="bold"/>
    </style:style>
    <style:style style:name="P16" style:family="paragraph" style:parent-style-name="Standard">
      <style:text-properties style:use-window-font-color="true" fo:font-weight="normal" officeooo:rsid="000d55b2" officeooo:paragraph-rsid="002487bd" style:font-weight-asian="normal" style:font-weight-complex="normal"/>
    </style:style>
    <style:style style:name="P17" style:family="paragraph" style:parent-style-name="Standard">
      <style:text-properties style:use-window-font-color="true" fo:font-weight="normal" officeooo:rsid="00133c4f" officeooo:paragraph-rsid="0016e56b" style:font-weight-asian="normal" style:font-weight-complex="normal"/>
    </style:style>
    <style:style style:name="P18" style:family="paragraph" style:parent-style-name="Standard">
      <style:text-properties style:use-window-font-color="true" fo:font-weight="normal" officeooo:rsid="00133c4f" officeooo:paragraph-rsid="00133c4f" style:font-weight-asian="normal" style:font-weight-complex="normal"/>
    </style:style>
    <style:style style:name="P19" style:family="paragraph" style:parent-style-name="Standard">
      <style:text-properties style:use-window-font-color="true" fo:font-weight="normal" officeooo:rsid="00133c4f" officeooo:paragraph-rsid="00456193" style:font-weight-asian="normal" style:font-weight-complex="normal"/>
    </style:style>
    <style:style style:name="P20" style:family="paragraph" style:parent-style-name="Standard">
      <style:text-properties style:use-window-font-color="true" fo:font-weight="normal" officeooo:rsid="0014f619" officeooo:paragraph-rsid="00133c4f" style:font-weight-asian="normal" style:font-weight-complex="normal"/>
    </style:style>
    <style:style style:name="P21" style:family="paragraph" style:parent-style-name="Standard">
      <style:text-properties style:use-window-font-color="true" fo:font-weight="normal" officeooo:rsid="0014f619" officeooo:paragraph-rsid="0037b975" style:font-weight-asian="normal" style:font-weight-complex="normal"/>
    </style:style>
    <style:style style:name="P22" style:family="paragraph" style:parent-style-name="Standard">
      <style:text-properties style:use-window-font-color="true" fo:font-weight="normal" officeooo:rsid="002487bd" officeooo:paragraph-rsid="002487bd" style:font-weight-asian="normal" style:font-weight-complex="normal"/>
    </style:style>
    <style:style style:name="P23" style:family="paragraph" style:parent-style-name="Standard">
      <style:text-properties style:use-window-font-color="true" officeooo:rsid="000536db" officeooo:paragraph-rsid="002487bd"/>
    </style:style>
    <style:style style:name="P24" style:family="paragraph" style:parent-style-name="Standard">
      <style:text-properties style:use-window-font-color="true" officeooo:rsid="000536db" officeooo:paragraph-rsid="0037b975"/>
    </style:style>
    <style:style style:name="P25" style:family="paragraph" style:parent-style-name="Standard">
      <style:text-properties style:use-window-font-color="true" officeooo:rsid="00133c4f" officeooo:paragraph-rsid="0037b975"/>
    </style:style>
    <style:style style:name="P26" style:family="paragraph" style:parent-style-name="Standard">
      <style:text-properties fo:color="#00a65d" officeooo:rsid="000536db" officeooo:paragraph-rsid="000536db"/>
    </style:style>
    <style:style style:name="P27" style:family="paragraph" style:parent-style-name="Standard">
      <style:text-properties officeooo:rsid="001f8a8e" officeooo:paragraph-rsid="002151af"/>
    </style:style>
    <style:style style:name="P28" style:family="paragraph" style:parent-style-name="Standard">
      <style:text-properties fo:font-weight="normal" officeooo:rsid="000d55b2" officeooo:paragraph-rsid="000b9a28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133c4f" officeooo:paragraph-rsid="001dd985" style:font-weight-asian="normal" style:font-weight-complex="normal"/>
    </style:style>
    <style:style style:name="T1" style:family="text">
      <style:text-properties officeooo:rsid="0007290e"/>
    </style:style>
    <style:style style:name="T2" style:family="text">
      <style:text-properties officeooo:rsid="0009ba99"/>
    </style:style>
    <style:style style:name="T3" style:family="text">
      <style:text-properties fo:color="#ffffff" officeooo:rsid="000b9a28" fo:background-color="#0066b3" loext:char-shading-value="0"/>
    </style:style>
    <style:style style:name="T4" style:family="text">
      <style:text-properties fo:color="#ffffff" fo:background-color="#00a65d" loext:char-shading-value="0"/>
    </style:style>
    <style:style style:name="T5" style:family="text">
      <style:text-properties fo:color="#ffffff" officeooo:rsid="000b9a28" fo:background-color="#a3238e" loext:char-shading-value="0"/>
    </style:style>
    <style:style style:name="T6" style:family="text">
      <style:text-properties fo:color="#ffffff" officeooo:rsid="000f11f2" fo:background-color="#a3238e" loext:char-shading-value="0"/>
    </style:style>
    <style:style style:name="T7" style:family="text">
      <style:text-properties fo:color="#ffffff" officeooo:rsid="000b9a28" fo:background-color="#00aaad" loext:char-shading-value="0"/>
    </style:style>
    <style:style style:name="T8" style:family="text">
      <style:text-properties fo:color="#ffffff" officeooo:rsid="000f11f2" fo:background-color="#00aaad" loext:char-shading-value="0"/>
    </style:style>
    <style:style style:name="T9" style:family="text">
      <style:text-properties fo:color="#ffffff" fo:font-size="18pt" fo:font-weight="bold" fo:background-color="#000000" loext:char-shading-value="0" style:font-size-asian="18pt" style:font-weight-asian="bold" style:font-size-complex="18pt" style:font-weight-complex="bold"/>
    </style:style>
    <style:style style:name="T10" style:family="text">
      <style:text-properties fo:color="#ffffff" fo:font-size="18pt" fo:font-weight="bold" officeooo:rsid="001dd985" fo:background-color="#000000" loext:char-shading-value="0" style:font-size-asian="18pt" style:font-weight-asian="bold" style:font-size-complex="18pt" style:font-weight-complex="bold"/>
    </style:style>
    <style:style style:name="T11" style:family="text">
      <style:text-properties officeooo:rsid="000d1873"/>
    </style:style>
    <style:style style:name="T12" style:family="text">
      <style:text-properties officeooo:rsid="000d55b2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d55b2" style:font-weight-asian="normal" style:font-weight-complex="normal"/>
    </style:style>
    <style:style style:name="T15" style:family="text">
      <style:text-properties fo:font-weight="normal" officeooo:rsid="00112f12" style:font-weight-asian="normal" style:font-weight-complex="normal"/>
    </style:style>
    <style:style style:name="T16" style:family="text">
      <style:text-properties fo:font-weight="normal" officeooo:rsid="0014f619" style:font-weight-asian="normal" style:font-weight-complex="normal"/>
    </style:style>
    <style:style style:name="T17" style:family="text">
      <style:text-properties fo:font-weight="normal" officeooo:rsid="002487bd" style:font-weight-asian="normal" style:font-weight-complex="normal"/>
    </style:style>
    <style:style style:name="T18" style:family="text">
      <style:text-properties fo:font-weight="normal" officeooo:rsid="003b6264" style:font-weight-asian="normal" style:font-weight-complex="normal"/>
    </style:style>
    <style:style style:name="T19" style:family="text">
      <style:text-properties fo:background-color="#333333" loext:char-shading-value="0"/>
    </style:style>
    <style:style style:name="T20" style:family="text">
      <style:text-properties officeooo:rsid="0019b0ae"/>
    </style:style>
    <style:style style:name="T21" style:family="text">
      <style:text-properties officeooo:rsid="001c8f0e"/>
    </style:style>
    <style:style style:name="T22" style:family="text">
      <style:text-properties officeooo:rsid="001dd985"/>
    </style:style>
    <style:style style:name="T23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4" style:family="text">
      <style:text-properties style:use-window-font-color="true" fo:font-size="18pt" fo:font-weight="bold" fo:background-color="#fff200" loext:char-shading-value="0" style:font-size-asian="18pt" style:font-weight-asian="bold" style:font-size-complex="18pt" style:font-weight-complex="bold"/>
    </style:style>
    <style:style style:name="T25" style:family="text">
      <style:text-properties officeooo:rsid="001f8a8e"/>
    </style:style>
    <style:style style:name="T26" style:family="text">
      <style:text-properties officeooo:rsid="000f11f2" fo:background-color="#faa61a" loext:char-shading-value="0"/>
    </style:style>
    <style:style style:name="T27" style:family="text">
      <style:text-properties officeooo:rsid="000fc85a" fo:background-color="#faa61a" loext:char-shading-value="0"/>
    </style:style>
    <style:style style:name="T28" style:family="text">
      <style:text-properties officeooo:rsid="000b9a28" fo:background-color="#faa61a" loext:char-shading-value="0"/>
    </style:style>
    <style:style style:name="T29" style:family="text">
      <style:text-properties officeooo:rsid="002487bd" fo:background-color="#faa61a" loext:char-shading-value="0"/>
    </style:style>
    <style:style style:name="T30" style:family="text">
      <style:text-properties fo:font-style="italic" officeooo:rsid="0026669f" style:font-style-asian="italic" style:font-style-complex="italic"/>
    </style:style>
    <style:style style:name="T31" style:family="text">
      <style:text-properties fo:font-style="italic" officeooo:rsid="0027a04b" style:font-style-asian="italic" style:font-style-complex="italic"/>
    </style:style>
    <style:style style:name="T32" style:family="text">
      <style:text-properties fo:font-style="italic" officeooo:rsid="00289c0a" style:font-style-asian="italic" style:font-style-complex="italic"/>
    </style:style>
    <style:style style:name="T33" style:family="text">
      <style:text-properties fo:font-style="italic" officeooo:rsid="002a87d4" style:font-style-asian="italic" style:font-style-complex="italic"/>
    </style:style>
    <style:style style:name="T34" style:family="text">
      <style:text-properties fo:font-style="italic" officeooo:rsid="002da6db" style:font-style-asian="italic" style:font-style-complex="italic"/>
    </style:style>
    <style:style style:name="T35" style:family="text">
      <style:text-properties fo:font-style="italic" officeooo:rsid="00351cf3" style:font-style-asian="italic" style:font-style-complex="italic"/>
    </style:style>
    <style:style style:name="T36" style:family="text">
      <style:text-properties fo:font-style="italic" officeooo:rsid="003f415d" style:font-style-asian="italic" style:font-style-complex="italic"/>
    </style:style>
    <style:style style:name="T37" style:family="text">
      <style:text-properties fo:font-style="normal" officeooo:rsid="0026669f" style:font-style-asian="normal" style:font-style-complex="normal"/>
    </style:style>
    <style:style style:name="T38" style:family="text">
      <style:text-properties fo:font-style="normal" officeooo:rsid="0027a04b" style:font-style-asian="normal" style:font-style-complex="normal"/>
    </style:style>
    <style:style style:name="T39" style:family="text">
      <style:text-properties fo:font-style="normal" officeooo:rsid="003f415d" style:font-style-asian="normal" style:font-style-complex="normal"/>
    </style:style>
    <style:style style:name="T40" style:family="text">
      <style:text-properties fo:font-style="normal" officeooo:rsid="004225e0" style:font-style-asian="normal" style:font-style-complex="normal"/>
    </style:style>
    <style:style style:name="T41" style:family="text">
      <style:text-properties officeooo:rsid="0028adf9"/>
    </style:style>
    <style:style style:name="T42" style:family="text">
      <style:text-properties officeooo:rsid="002a87d4"/>
    </style:style>
    <style:style style:name="T43" style:family="text">
      <style:text-properties officeooo:rsid="002da6db"/>
    </style:style>
    <style:style style:name="T44" style:family="text">
      <style:text-properties officeooo:rsid="00351cf3"/>
    </style:style>
    <style:style style:name="T45" style:family="text">
      <style:text-properties officeooo:rsid="003f415d"/>
    </style:style>
    <style:style style:name="T46" style:family="text">
      <style:text-properties officeooo:rsid="0042d9cf"/>
    </style:style>
    <style:style style:name="T47" style:family="text">
      <style:text-properties officeooo:rsid="004561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4"><text:s/>JS </text:span><text:span text:style-name="T23">:</text:span></text:p>
      <text:p text:style-name="P1">- types</text:p>
      <text:p text:style-name="P1">- Promises</text:p>
      <text:p text:style-name="P1">- Prototypes (prototype / __proto__)</text:p>
      <text:p text:style-name="P9">- <text:span text:style-name="T20">class / Extends / Implement / super()</text:span></text:p>
      <text:p text:style-name="P1">- <text:span text:style-name="T2">context</text:span></text:p>
      <text:p text:style-name="P1">- <text:span text:style-name="T2">this</text:span></text:p>
      <text:p text:style-name="P1">- <text:span text:style-name="T21">WebWorkers</text:span></text:p>
      <text:p text:style-name="P1">- <text:span text:style-name="T22">server side Event</text:span></text:p>
      <text:p text:style-name="P6">- <text:span text:style-name="T30">function</text:span><text:span text:style-name="T37"> </text:span><text:span text:style-name="T38">VS</text:span><text:span text:style-name="T37"> </text:span><text:span text:style-name="T30">arrow function</text:span></text:p>
      <text:p text:style-name="P7">- <text:span text:style-name="T31">var</text:span><text:span text:style-name="T37"> </text:span><text:span text:style-name="T38">VS</text:span><text:span text:style-name="T37"> </text:span><text:span text:style-name="T31">let</text:span><text:span text:style-name="T37"> </text:span><text:span text:style-name="T38">VS</text:span><text:span text:style-name="T37"> </text:span><text:span text:style-name="T31">const</text:span></text:p>
      <text:p text:style-name="P7">- <text:span text:style-name="T32">apply</text:span><text:span text:style-name="T37"> </text:span><text:span text:style-name="T38">VS</text:span><text:span text:style-name="T37"> </text:span><text:span text:style-name="T32">bind</text:span><text:span text:style-name="T37"> </text:span><text:span text:style-name="T38">VS</text:span><text:span text:style-name="T37"> </text:span><text:span text:style-name="T32">call</text:span></text:p>
      <text:p text:style-name="P7">- <text:span text:style-name="T41">currying</text:span></text:p>
      <text:p text:style-name="P7">- <text:span text:style-name="T42">generators</text:span></text:p>
      <text:p text:style-name="P7">- <text:span text:style-name="T42">object</text:span></text:p>
      <text:p text:style-name="P8">- <text:span text:style-name="T33">Map</text:span><text:span text:style-name="T42"> vs </text:span><text:span text:style-name="T33">Set</text:span><text:span text:style-name="T42"> vs </text:span><text:span text:style-name="T33">WeakMap</text:span><text:span text:style-name="T42"> vs </text:span><text:span text:style-name="T33">WeakSet</text:span></text:p>
      <text:p text:style-name="P7">- <text:span text:style-name="T43">WebSockets (“</text:span><text:span text:style-name="T34">Where did you use that</text:span><text:span text:style-name="T43">?”, “</text:span><text:span text:style-name="T34">How does it work</text:span><text:span text:style-name="T43">?”)</text:span></text:p>
      <text:p text:style-name="P1">- <text:span text:style-name="T35">sync</text:span><text:span text:style-name="T44"> vs </text:span><text:span text:style-name="T35">async</text:span><text:span text:style-name="T44"> functions</text:span></text:p>
      <text:p text:style-name="P1">- <text:span text:style-name="T45">Error (“</text:span><text:span text:style-name="T36">How does it work?</text:span><text:span text:style-name="T39">”)</text:span></text:p>
      <text:p text:style-name="P1"><text:span text:style-name="T39">- </text:span><text:span text:style-name="T40">Event Emitter</text:span></text:p>
      <text:p text:style-name="P1"/>
      <text:p text:style-name="P10"><text:span text:style-name="T4"><text:s/>Node.js </text:span>:</text:p>
      <text:p text:style-name="P1">- «How Node.<text:span text:style-name="T11">js</text:span> works» (V8, LibUv)</text:p>
      <text:p text:style-name="P1">- LibUv responsibilities</text:p>
      <text:p text:style-name="P1">- Streams (why Stream)</text:p>
      <text:p text:style-name="P1">- <text:span text:style-name="T1">Runtime Events</text:span></text:p>
      <text:p text:style-name="P1">- <text:span text:style-name="T1">Event Emitter</text:span></text:p>
      <text:p text:style-name="P1">- <text:span text:style-name="T1">Error Handler (what must happened if it will not work)</text:span></text:p>
      <text:p text:style-name="P1">- <text:span text:style-name="T1">worker thread / child-process</text:span></text:p>
      <text:p text:style-name="P26"><text:tab/>* we must move specific function to the child-process and kill it when everything will be done</text:p>
      <text:p text:style-name="P1">- <text:span text:style-name="T2">REST</text:span></text:p>
      <text:p text:style-name="P4">- <text:span text:style-name="T25">modules</text:span></text:p>
      <text:p text:style-name="P27"><text:tab/>→ How does it created?</text:p>
      <text:p text:style-name="P27"><text:tab/>→ How we can get access to the variables __dirname, __filename?</text:p>
      <text:p text:style-name="P5"/>
      <text:p text:style-name="P11"><text:span text:style-name="T3"><text:s/>SQL </text:span>:</text:p>
      <text:p text:style-name="P2">- <text:span text:style-name="T12">transactions</text:span></text:p>
      <text:p text:style-name="P2">- <text:span text:style-name="T12">operator ‘have’ ?</text:span></text:p>
      <text:p text:style-name="P2">- <text:span text:style-name="T12">types of ‘</text:span><text:span text:style-name="T14">constrains’(primary key, unique key, …?)</text:span></text:p>
      <text:p text:style-name="P2"><text:span text:style-name="T14">-</text:span><text:span text:style-name="T18"> what is ‘partitioning’</text:span></text:p>
      <text:p text:style-name="P28"/>
      <text:p text:style-name="P15"><text:s/>Front-end :</text:p>
      <text:p text:style-name="P19">- <text:span text:style-name="T47">difference between Observable and Promise</text:span></text:p>
      <text:p text:style-name="P19"/>
      <text:p text:style-name="P12"><text:span text:style-name="T7"><text:s/></text:span><text:span text:style-name="T8">React.js </text:span>:</text:p>
      <text:p text:style-name="P25"><text:span text:style-name="T13">- </text:span><text:span text:style-name="T16">life cycle</text:span></text:p>
      <text:p text:style-name="P21"/>
      <text:p text:style-name="P14"><text:span text:style-name="T6"><text:s/>Redux</text:span><text:span text:style-name="T5"> </text:span>:</text:p>
      <text:p text:style-name="P24"><text:span text:style-name="T14">- </text:span><text:span text:style-name="T15">Is Redux sync or async?</text:span></text:p>
      <text:p text:style-name="P21"/>
      <text:p text:style-name="P14"><text:span text:style-name="T28"><text:s/></text:span><text:span text:style-name="T29">Webpack</text:span><text:span text:style-name="T26"> <text:s/></text:span><text:span text:style-name="T27">+ </text:span><text:span text:style-name="T26"><text:s/></text:span><text:span text:style-name="T29">Babel</text:span><text:span text:style-name="T28"> </text:span>:</text:p>
      <text:p text:style-name="P23"><text:span text:style-name="T14">- </text:span><text:span text:style-name="T17">What do they do?</text:span></text:p>
      <text:p text:style-name="P22">- How do they work?</text:p>
      <text:p text:style-name="P16"><text:soft-page-break/></text:p>
      <text:p text:style-name="P13"><text:span text:style-name="T19"><text:s/>Architecture </text:span>:</text:p>
      <text:p text:style-name="P17">- microservices? (pros / cons)</text:p>
      <text:p text:style-name="P18">- SOLID (S-? O-? L-? I-? D-?)</text:p>
      <text:p text:style-name="P18">- <text:span text:style-name="T46">GRASP</text:span></text:p>
      <text:p text:style-name="P18">- <text:span text:style-name="T46">Composite Reuse</text:span></text:p>
      <text:p text:style-name="P18">- <text:span text:style-name="T46">DI (dependency injection)</text:span></text:p>
      <text:p text:style-name="P18">- <text:span text:style-name="T46">IOC Container</text:span></text:p>
      <text:p text:style-name="P20"/>
      <text:p text:style-name="P3"><text:span text:style-name="T9"><text:s/></text:span><text:span text:style-name="T10">Programming Theory</text:span><text:span text:style-name="T9"> </text:span><text:span text:style-name="T23">:</text:span></text:p>
      <text:p text:style-name="P3">- <text:span text:style-name="T25">immutable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319in" fo:margin-bottom="0.4236in" fo:margin-left="0.3126in" fo:margin-right="0.2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4T08:11:00.363351328</meta:creation-date>
    <dc:date>2020-05-07T19:44:57.891943858</dc:date>
    <meta:editing-duration>PT3H6M3S</meta:editing-duration>
    <meta:editing-cycles>51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245" meta:character-count="1268" meta:non-whitespace-character-count="1065"/>
  </office:meta>
</office:document-meta>
</file>